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eau</text:p>
          </table:table-cell>
          <table:table-cell office:value-type="string" calcext:value-type="string">
            <text:p>error_test</text:p>
          </table:table-cell>
          <table:table-cell office:value-type="string" calcext:value-type="string">
            <text:p>error_tra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/>
          <table:table-cell office:value-type="string" calcext:value-type="string">
            <text:p>51,400,200,200,100,50,40,20</text:p>
          </table:table-cell>
          <table:table-cell office:value-type="float" office:value="0.24" calcext:value-type="float">
            <text:p>0,24</text:p>
          </table:table-cell>
          <table:table-cell office:value-type="float" office:value="0.06" calcext:value-type="float">
            <text:p>0,06</text:p>
          </table:table-cell>
          <table:table-cell office:value-type="float" office:value="0.219" calcext:value-type="float">
            <text:p>0,219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/>
          <table:table-cell office:value-type="string" calcext:value-type="string">
            <text:p>51,300,200,200,100,100,50,20</text:p>
          </table:table-cell>
          <table:table-cell office:value-type="float" office:value="0.24" calcext:value-type="float">
            <text:p>0,24</text:p>
          </table:table-cell>
          <table:table-cell office:value-type="float" office:value="0.074" calcext:value-type="float">
            <text:p>0,074</text:p>
          </table:table-cell>
          <table:table-cell office:value-type="float" office:value="0.24" calcext:value-type="float">
            <text:p>0,24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/>
          <table:table-cell office:value-type="string" calcext:value-type="string">
            <text:p>51,80,70,60,50,40,30,20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/>
          <table:table-cell office:value-type="string" calcext:value-type="string">
            <text:p>51,400,200,100,50,40,20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/>
          <table:table-cell office:value-type="string" calcext:value-type="string">
            <text:p>51,400,350,300,250,200,150,100</text:p>
          </table:table-cell>
          <table:table-cell office:value-type="float" office:value="0.27" calcext:value-type="float">
            <text:p>0,27</text:p>
          </table:table-cell>
          <table:table-cell office:value-type="float" office:value="0.037" calcext:value-type="float">
            <text:p>0,037</text:p>
          </table:table-cell>
          <table:table-cell office:value-type="float" office:value="0.13" calcext:value-type="float">
            <text:p>0,13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/>
          <table:table-cell office:value-type="string" calcext:value-type="string">
            <text:p>51,600,200</text:p>
          </table:table-cell>
          <table:table-cell office:value-type="float" office:value="0.25" calcext:value-type="float">
            <text:p>0,25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/>
          <table:table-cell office:value-type="string" calcext:value-type="string">
            <text:p>51,100,50</text:p>
          </table:table-cell>
          <table:table-cell office:value-type="float" office:value="0.25" calcext:value-type="float">
            <text:p>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13" calcext:value-type="float">
            <text:p>0,113</text:p>
          </table:table-cell>
          <table:table-cell office:value-type="float" office:value="0.66" calcext:value-type="float">
            <text:p>0,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BRINON</meta:initial-creator>
    <meta:creation-date>2020-03-25T01:06:48.287795562</meta:creation-date>
    <dc:date>2020-03-25T02:45:45.652447568</dc:date>
    <dc:creator>Baptiste BRINON</dc:creator>
    <meta:editing-duration>PT16M53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